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 style:font-family-generic="swiss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06cm"/>
    </style:style>
    <style:style style:name="ro1" style:family="table-row">
      <style:table-row-properties style:row-height="0.43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ackground-color="#c0c0c0" style:text-align-source="fix" style:repeat-content="false" fo:border-left="0.035cm solid #000000" fo:border-right="0.039cm double #000000" style:border-line-width-right="0.002cm 0.035cm 0.002cm" fo:border-top="0.035cm solid #000000"/>
      <style:paragraph-properties fo:text-align="center" fo:margin-left="0cm"/>
      <style:text-properties style:font-name="Helvetica" fo:font-weight="bold"/>
    </style:style>
    <style:style style:name="ce2" style:family="table-cell" style:parent-style-name="Default">
      <style:table-cell-properties fo:border-bottom="0.039cm double #000000" style:border-line-width-bottom="0.002cm 0.035cm 0.002cm" fo:background-color="#c0c0c0" style:text-align-source="fix" style:repeat-content="false" fo:border-left="0.035cm solid #000000" fo:border-right="0.039cm double #000000" style:border-line-width-right="0.002cm 0.035cm 0.002cm" fo:border-top="none"/>
      <style:paragraph-properties fo:text-align="center" fo:margin-left="0cm"/>
      <style:text-properties style:font-name="Helvetica" fo:font-weight="bold"/>
    </style:style>
    <style:style style:name="ce3" style:family="table-cell" style:parent-style-name="Default">
      <style:table-cell-properties fo:border-bottom="none" fo:border-left="0.035cm solid #000000" fo:border-right="0.039cm double #000000" style:border-line-width-right="0.002cm 0.035cm 0.002cm" fo:border-top="none"/>
      <style:text-properties style:font-name="Helvetica"/>
    </style:style>
    <style:style style:name="ce4" style:family="table-cell" style:parent-style-name="Default">
      <style:table-cell-properties fo:border-bottom="0.035cm solid #000000" fo:border-left="0.035cm solid #000000" fo:border-right="0.039cm double #000000" style:border-line-width-right="0.002cm 0.035cm 0.002cm" fo:border-top="none"/>
      <style:text-properties style:font-name="Helvetica"/>
    </style:style>
    <style:style style:name="ce5" style:family="table-cell" style:parent-style-name="Default">
      <style:text-properties style:font-name="Helvetica"/>
    </style:style>
    <style:style style:name="ce6" style:family="table-cell" style:parent-style-name="Default">
      <style:table-cell-properties fo:border-bottom="0.018cm solid #000000" fo:background-color="#c0c0c0" style:text-align-source="fix" style:repeat-content="false" fo:border-left="0.018cm solid #000000" fo:border-right="0.018cm solid #000000" fo:border-top="0.035cm solid #000000"/>
      <style:paragraph-properties fo:text-align="center" fo:margin-left="0cm"/>
      <style:text-properties style:font-name="Helvetica" fo:font-weight="bold"/>
    </style:style>
    <style:style style:name="ce7" style:family="table-cell" style:parent-style-name="Default">
      <style:table-cell-properties fo:border-bottom="0.039cm double #000000" style:border-line-width-bottom="0.002cm 0.035cm 0.002cm" fo:background-color="#c0c0c0" style:text-align-source="fix" style:repeat-content="false" fo:border-left="0.018cm solid #000000" fo:border-right="0.018cm solid #000000" fo:border-top="0.018cm solid #000000"/>
      <style:paragraph-properties fo:text-align="center" fo:margin-left="0cm"/>
      <style:text-properties style:font-name="Helvetica" fo:font-weight="bold"/>
    </style:style>
    <style:style style:name="ce8" style:family="table-cell" style:parent-style-name="Default" style:data-style-name="N107">
      <style:table-cell-properties fo:border-bottom="none" fo:border-left="none" fo:border-right="0.018cm solid #000000" fo:border-top="none"/>
      <style:text-properties style:font-name="Helvetica"/>
    </style:style>
    <style:style style:name="ce9" style:family="table-cell" style:parent-style-name="Default" style:data-style-name="N107">
      <style:table-cell-properties fo:border-bottom="0.035cm solid #000000" fo:border-left="none" fo:border-right="0.018cm solid #000000" fo:border-top="none"/>
      <style:text-properties style:font-name="Helvetica"/>
    </style:style>
    <style:style style:name="ce10" style:family="table-cell" style:parent-style-name="Default" style:data-style-name="N107">
      <style:table-cell-properties fo:border-bottom="none" fo:border-left="0.018cm solid #000000" fo:border-right="0.018cm solid #000000" fo:border-top="none"/>
      <style:text-properties style:font-name="Helvetica"/>
    </style:style>
    <style:style style:name="ce11" style:family="table-cell" style:parent-style-name="Default" style:data-style-name="N107">
      <style:table-cell-properties fo:border-bottom="0.035cm solid #000000" fo:border-left="0.018cm solid #000000" fo:border-right="0.018cm solid #000000" fo:border-top="none"/>
      <style:text-properties style:font-name="Helvetica"/>
    </style:style>
    <style:style style:name="ce12" style:family="table-cell" style:parent-style-name="Default">
      <style:table-cell-properties fo:border-bottom="0.018cm solid #000000" fo:background-color="#c0c0c0" style:text-align-source="fix" style:repeat-content="false" fo:border-left="0.018cm solid #000000" fo:border-right="0.035cm solid #000000" fo:border-top="0.035cm solid #000000"/>
      <style:paragraph-properties fo:text-align="center" fo:margin-left="0cm"/>
      <style:text-properties style:font-name="Helvetica" fo:font-weight="bold"/>
    </style:style>
    <style:style style:name="ce13" style:family="table-cell" style:parent-style-name="Default">
      <style:table-cell-properties fo:border-bottom="0.039cm double #000000" style:border-line-width-bottom="0.002cm 0.035cm 0.002cm" fo:background-color="#c0c0c0" style:text-align-source="fix" style:repeat-content="false" fo:border-left="0.018cm solid #000000" fo:border-right="0.035cm solid #000000" fo:border-top="0.018cm solid #000000"/>
      <style:paragraph-properties fo:text-align="center" fo:margin-left="0cm"/>
      <style:text-properties style:font-name="Helvetica" fo:font-weight="bold"/>
    </style:style>
    <style:style style:name="ce14" style:family="table-cell" style:parent-style-name="Default" style:data-style-name="N107">
      <style:table-cell-properties fo:border-bottom="none" fo:border-left="0.018cm solid #000000" fo:border-right="0.035cm solid #000000" fo:border-top="none"/>
      <style:text-properties style:font-name="Helvetica"/>
    </style:style>
    <style:style style:name="ce15" style:family="table-cell" style:parent-style-name="Default" style:data-style-name="N107">
      <style:table-cell-properties fo:border-bottom="0.035cm solid #000000" fo:border-left="0.018cm solid #000000" fo:border-right="0.035cm solid #000000" fo:border-top="none"/>
      <style:text-properties style:font-name="Helvetica"/>
    </style:style>
  </office:automatic-styles>
  <office:body>
    <office:spreadsheet>
      <table:table table:name="Données" table:style-name="ta1" table:print="false">
        <office:forms form:automatic-focus="false" form:apply-design-mode="false"/>
        <table:table-column table:style-name="co1" table:number-columns-repeated="256" table:default-cell-style-name="ce5"/>
        <table:table-row table:style-name="ro1">
          <table:table-cell table:style-name="ce1"/>
          <table:table-cell table:style-name="ce6" office:value-type="string" table:number-columns-spanned="3" table:number-rows-spanned="1">
            <text:p>Cas 1</text:p>
          </table:table-cell>
          <table:covered-table-cell table:number-columns-repeated="2" table:style-name="ce6"/>
          <table:table-cell table:style-name="ce12" office:value-type="string" table:number-columns-spanned="3" table:number-rows-spanned="1">
            <text:p>Cas 2</text:p>
          </table:table-cell>
          <table:covered-table-cell table:style-name="ce6"/>
          <table:covered-table-cell table:style-name="ce12"/>
          <table:table-cell table:number-columns-repeated="249"/>
        </table:table-row>
        <table:table-row table:style-name="ro1">
          <table:table-cell table:style-name="ce2" office:value-type="string">
            <text:p>Processeurs</text:p>
          </table:table-cell>
          <table:table-cell table:style-name="ce7" office:value-type="string">
            <text:p>Temps</text:p>
          </table:table-cell>
          <table:table-cell table:style-name="ce7" office:value-type="string">
            <text:p>Accélération</text:p>
          </table:table-cell>
          <table:table-cell table:style-name="ce7" office:value-type="string">
            <text:p>Efficacité</text:p>
          </table:table-cell>
          <table:table-cell table:style-name="ce7" table:formula="oooc:=[.B2]" office:value-type="string" office:string-value="Temps">
            <text:p>Temps</text:p>
          </table:table-cell>
          <table:table-cell table:style-name="ce7" table:formula="oooc:=[.C2]" office:value-type="string" office:string-value="Accélération">
            <text:p>Accélération</text:p>
          </table:table-cell>
          <table:table-cell table:style-name="ce13" table:formula="oooc:=[.D2]" office:value-type="string" office:string-value="Efficacité">
            <text:p>Efficacité</text:p>
          </table:table-cell>
          <table:table-cell table:number-columns-repeated="249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8" office:value-type="float" office:value="630.898">
            <text:p>630,898</text:p>
          </table:table-cell>
          <table:table-cell table:style-name="ce10" table:formula="oooc:=[.B$3]/[.B3]" office:value-type="float" office:value="1">
            <text:p>1,000</text:p>
          </table:table-cell>
          <table:table-cell table:style-name="ce10" table:formula="oooc:=[.C3]/[.$A3]" office:value-type="float" office:value="1">
            <text:p>1,000</text:p>
          </table:table-cell>
          <table:table-cell table:style-name="ce10" office:value-type="float" office:value="43.483">
            <text:p>43,483</text:p>
          </table:table-cell>
          <table:table-cell table:style-name="ce10" table:formula="oooc:=[.E$3]/[.E3]" office:value-type="float" office:value="1">
            <text:p>1,000</text:p>
          </table:table-cell>
          <table:table-cell table:style-name="ce14" table:formula="oooc:=[.F3]/[.$A3]" office:value-type="float" office:value="1">
            <text:p>1,000</text:p>
          </table:table-cell>
          <table:table-cell table:number-columns-repeated="249"/>
        </table:table-row>
        <table:table-row table:style-name="ro1">
          <table:table-cell table:style-name="ce3" table:formula="oooc:=[.A3]+1" office:value-type="float" office:value="2">
            <text:p>2</text:p>
          </table:table-cell>
          <table:table-cell table:style-name="ce8" office:value-type="float" office:value="176.728">
            <text:p>176,728</text:p>
          </table:table-cell>
          <table:table-cell table:style-name="ce10" table:formula="oooc:=[.B$3]/[.B4]" office:value-type="float" office:value="3.56988139966502">
            <text:p>3,570</text:p>
          </table:table-cell>
          <table:table-cell table:style-name="ce10" table:formula="oooc:=[.C4]/[.$A4]" office:value-type="float" office:value="1.78494069983251">
            <text:p>1,785</text:p>
          </table:table-cell>
          <table:table-cell table:style-name="ce10" office:value-type="float" office:value="12.597">
            <text:p>12,597</text:p>
          </table:table-cell>
          <table:table-cell table:style-name="ce10" table:formula="oooc:=[.E$3]/[.E4]" office:value-type="float" office:value="3.4518536159403">
            <text:p>3,452</text:p>
          </table:table-cell>
          <table:table-cell table:style-name="ce14" table:formula="oooc:=[.F4]/[.$A4]" office:value-type="float" office:value="1.72592680797015">
            <text:p>1,726</text:p>
          </table:table-cell>
          <table:table-cell table:number-columns-repeated="249"/>
        </table:table-row>
        <table:table-row table:style-name="ro1">
          <table:table-cell table:style-name="ce3" table:formula="oooc:=[.A4]+1" office:value-type="float" office:value="3">
            <text:p>3</text:p>
          </table:table-cell>
          <table:table-cell table:style-name="ce8" office:value-type="float" office:value="177.91">
            <text:p>177,910</text:p>
          </table:table-cell>
          <table:table-cell table:style-name="ce10" table:formula="oooc:=[.B$3]/[.B5]" office:value-type="float" office:value="3.54616379068068">
            <text:p>3,546</text:p>
          </table:table-cell>
          <table:table-cell table:style-name="ce10" table:formula="oooc:=[.C5]/[.$A5]" office:value-type="float" office:value="1.18205459689356">
            <text:p>1,182</text:p>
          </table:table-cell>
          <table:table-cell table:style-name="ce10" office:value-type="float" office:value="12.632">
            <text:p>12,632</text:p>
          </table:table-cell>
          <table:table-cell table:style-name="ce10" table:formula="oooc:=[.E$3]/[.E5]" office:value-type="float" office:value="3.44228942368588">
            <text:p>3,442</text:p>
          </table:table-cell>
          <table:table-cell table:style-name="ce14" table:formula="oooc:=[.F5]/[.$A5]" office:value-type="float" office:value="1.14742980789529">
            <text:p>1,147</text:p>
          </table:table-cell>
          <table:table-cell table:number-columns-repeated="249"/>
        </table:table-row>
        <table:table-row table:style-name="ro1">
          <table:table-cell table:style-name="ce3" table:formula="oooc:=[.A5]+1" office:value-type="float" office:value="4">
            <text:p>4</text:p>
          </table:table-cell>
          <table:table-cell table:style-name="ce8" office:value-type="float" office:value="176.69">
            <text:p>176,690</text:p>
          </table:table-cell>
          <table:table-cell table:style-name="ce10" table:formula="oooc:=[.B$3]/[.B6]" office:value-type="float" office:value="3.57064915954497">
            <text:p>3,571</text:p>
          </table:table-cell>
          <table:table-cell table:style-name="ce10" table:formula="oooc:=[.C6]/[.$A6]" office:value-type="float" office:value="0.892662289886241">
            <text:p>0,893</text:p>
          </table:table-cell>
          <table:table-cell table:style-name="ce10" office:value-type="float" office:value="12.6">
            <text:p>12,600</text:p>
          </table:table-cell>
          <table:table-cell table:style-name="ce10" table:formula="oooc:=[.E$3]/[.E6]" office:value-type="float" office:value="3.45103174603175">
            <text:p>3,451</text:p>
          </table:table-cell>
          <table:table-cell table:style-name="ce14" table:formula="oooc:=[.F6]/[.$A6]" office:value-type="float" office:value="0.862757936507936">
            <text:p>0,863</text:p>
          </table:table-cell>
          <table:table-cell table:number-columns-repeated="249"/>
        </table:table-row>
        <table:table-row table:style-name="ro1">
          <table:table-cell table:style-name="ce3" table:formula="oooc:=[.A6]+1" office:value-type="float" office:value="5">
            <text:p>5</text:p>
          </table:table-cell>
          <table:table-cell table:style-name="ce8" office:value-type="float" office:value="177.984">
            <text:p>177,984</text:p>
          </table:table-cell>
          <table:table-cell table:style-name="ce10" table:formula="oooc:=[.B$3]/[.B7]" office:value-type="float" office:value="3.54468941028407">
            <text:p>3,545</text:p>
          </table:table-cell>
          <table:table-cell table:style-name="ce10" table:formula="oooc:=[.C7]/[.$A7]" office:value-type="float" office:value="0.708937882056814">
            <text:p>0,709</text:p>
          </table:table-cell>
          <table:table-cell table:style-name="ce10" office:value-type="float" office:value="12.697">
            <text:p>12,697</text:p>
          </table:table-cell>
          <table:table-cell table:style-name="ce10" table:formula="oooc:=[.E$3]/[.E7]" office:value-type="float" office:value="3.42466724423092">
            <text:p>3,425</text:p>
          </table:table-cell>
          <table:table-cell table:style-name="ce14" table:formula="oooc:=[.F7]/[.$A7]" office:value-type="float" office:value="0.684933448846184">
            <text:p>0,685</text:p>
          </table:table-cell>
          <table:table-cell table:number-columns-repeated="249"/>
        </table:table-row>
        <table:table-row table:style-name="ro1">
          <table:table-cell table:style-name="ce3" table:formula="oooc:=[.A7]+1" office:value-type="float" office:value="6">
            <text:p>6</text:p>
          </table:table-cell>
          <table:table-cell table:style-name="ce8" office:value-type="float" office:value="178.1">
            <text:p>178,100</text:p>
          </table:table-cell>
          <table:table-cell table:style-name="ce10" table:formula="oooc:=[.B$3]/[.B8]" office:value-type="float" office:value="3.54238068500842">
            <text:p>3,542</text:p>
          </table:table-cell>
          <table:table-cell table:style-name="ce10" table:formula="oooc:=[.C8]/[.$A8]" office:value-type="float" office:value="0.590396780834737">
            <text:p>0,590</text:p>
          </table:table-cell>
          <table:table-cell table:style-name="ce10" office:value-type="float" office:value="12.694">
            <text:p>12,694</text:p>
          </table:table-cell>
          <table:table-cell table:style-name="ce10" table:formula="oooc:=[.E$3]/[.E8]" office:value-type="float" office:value="3.42547660311958">
            <text:p>3,425</text:p>
          </table:table-cell>
          <table:table-cell table:style-name="ce14" table:formula="oooc:=[.F8]/[.$A8]" office:value-type="float" office:value="0.570912767186597">
            <text:p>0,571</text:p>
          </table:table-cell>
          <table:table-cell table:number-columns-repeated="249"/>
        </table:table-row>
        <table:table-row table:style-name="ro1">
          <table:table-cell table:style-name="ce3" table:formula="oooc:=[.A8]+1" office:value-type="float" office:value="7">
            <text:p>7</text:p>
          </table:table-cell>
          <table:table-cell table:style-name="ce8" office:value-type="float" office:value="9.785">
            <text:p>9,785</text:p>
          </table:table-cell>
          <table:table-cell table:style-name="ce10" table:formula="oooc:=[.B$3]/[.B9]" office:value-type="float" office:value="64.4760347470618">
            <text:p>64,476</text:p>
          </table:table-cell>
          <table:table-cell table:style-name="ce10" table:formula="oooc:=[.C9]/[.$A9]" office:value-type="float" office:value="9.21086210672312">
            <text:p>9,211</text:p>
          </table:table-cell>
          <table:table-cell table:style-name="ce10" office:value-type="float" office:value="12.737">
            <text:p>12,737</text:p>
          </table:table-cell>
          <table:table-cell table:style-name="ce10" table:formula="oooc:=[.E$3]/[.E9]" office:value-type="float" office:value="3.41391222422862">
            <text:p>3,414</text:p>
          </table:table-cell>
          <table:table-cell table:style-name="ce14" table:formula="oooc:=[.F9]/[.$A9]" office:value-type="float" office:value="0.487701746318375">
            <text:p>0,488</text:p>
          </table:table-cell>
          <table:table-cell table:number-columns-repeated="249"/>
        </table:table-row>
        <table:table-row table:style-name="ro1">
          <table:table-cell table:style-name="ce3" table:formula="oooc:=[.A9]+1" office:value-type="float" office:value="8">
            <text:p>8</text:p>
          </table:table-cell>
          <table:table-cell table:style-name="ce8" office:value-type="float" office:value="29.911">
            <text:p>29,911</text:p>
          </table:table-cell>
          <table:table-cell table:style-name="ce10" table:formula="oooc:=[.B$3]/[.B10]" office:value-type="float" office:value="21.0925077730601">
            <text:p>21,093</text:p>
          </table:table-cell>
          <table:table-cell table:style-name="ce10" table:formula="oooc:=[.C10]/[.$A10]" office:value-type="float" office:value="2.63656347163251">
            <text:p>2,637</text:p>
          </table:table-cell>
          <table:table-cell table:style-name="ce10" office:value-type="float" office:value="12.607">
            <text:p>12,607</text:p>
          </table:table-cell>
          <table:table-cell table:style-name="ce10" table:formula="oooc:=[.E$3]/[.E10]" office:value-type="float" office:value="3.44911557071468">
            <text:p>3,449</text:p>
          </table:table-cell>
          <table:table-cell table:style-name="ce14" table:formula="oooc:=[.F10]/[.$A10]" office:value-type="float" office:value="0.431139446339335">
            <text:p>0,431</text:p>
          </table:table-cell>
          <table:table-cell table:number-columns-repeated="249"/>
        </table:table-row>
        <table:table-row table:style-name="ro1">
          <table:table-cell table:style-name="ce3" table:formula="oooc:=[.A10]+1" office:value-type="float" office:value="9">
            <text:p>9</text:p>
          </table:table-cell>
          <table:table-cell table:style-name="ce8" office:value-type="float" office:value="0.66">
            <text:p>0,660</text:p>
          </table:table-cell>
          <table:table-cell table:style-name="ce10" table:formula="oooc:=[.B$3]/[.B11]" office:value-type="float" office:value="955.906060606061">
            <text:p>955,906</text:p>
          </table:table-cell>
          <table:table-cell table:style-name="ce10" table:formula="oooc:=[.C11]/[.$A11]" office:value-type="float" office:value="106.211784511785">
            <text:p>106,212</text:p>
          </table:table-cell>
          <table:table-cell table:style-name="ce10" office:value-type="float" office:value="12.698">
            <text:p>12,698</text:p>
          </table:table-cell>
          <table:table-cell table:style-name="ce10" table:formula="oooc:=[.E$3]/[.E11]" office:value-type="float" office:value="3.42439754292014">
            <text:p>3,424</text:p>
          </table:table-cell>
          <table:table-cell table:style-name="ce14" table:formula="oooc:=[.F11]/[.$A11]" office:value-type="float" office:value="0.380488615880016">
            <text:p>0,380</text:p>
          </table:table-cell>
          <table:table-cell table:number-columns-repeated="249"/>
        </table:table-row>
        <table:table-row table:style-name="ro1">
          <table:table-cell table:style-name="ce3" table:formula="oooc:=[.A11]+1" office:value-type="float" office:value="10">
            <text:p>10</text:p>
          </table:table-cell>
          <table:table-cell table:style-name="ce8" office:value-type="float" office:value="9.779">
            <text:p>9,779</text:p>
          </table:table-cell>
          <table:table-cell table:style-name="ce10" table:formula="oooc:=[.B$3]/[.B12]" office:value-type="float" office:value="64.5155946415789">
            <text:p>64,516</text:p>
          </table:table-cell>
          <table:table-cell table:style-name="ce10" table:formula="oooc:=[.C12]/[.$A12]" office:value-type="float" office:value="6.45155946415789">
            <text:p>6,452</text:p>
          </table:table-cell>
          <table:table-cell table:style-name="ce10" office:value-type="float" office:value="12.757">
            <text:p>12,757</text:p>
          </table:table-cell>
          <table:table-cell table:style-name="ce10" table:formula="oooc:=[.E$3]/[.E12]" office:value-type="float" office:value="3.40856000627107">
            <text:p>3,409</text:p>
          </table:table-cell>
          <table:table-cell table:style-name="ce14" table:formula="oooc:=[.F12]/[.$A12]" office:value-type="float" office:value="0.340856000627107">
            <text:p>0,341</text:p>
          </table:table-cell>
          <table:table-cell table:number-columns-repeated="249"/>
        </table:table-row>
        <table:table-row table:style-name="ro1">
          <table:table-cell table:style-name="ce3" table:formula="oooc:=[.A12]+1" office:value-type="float" office:value="11">
            <text:p>11</text:p>
          </table:table-cell>
          <table:table-cell table:style-name="ce8" office:value-type="float" office:value="0.661">
            <text:p>0,661</text:p>
          </table:table-cell>
          <table:table-cell table:style-name="ce10" table:formula="oooc:=[.B$3]/[.B13]" office:value-type="float" office:value="954.459909228442">
            <text:p>954,460</text:p>
          </table:table-cell>
          <table:table-cell table:style-name="ce10" table:formula="oooc:=[.C13]/[.$A13]" office:value-type="float" office:value="86.7690826571311">
            <text:p>86,769</text:p>
          </table:table-cell>
          <table:table-cell table:style-name="ce10" office:value-type="float" office:value="12.695">
            <text:p>12,695</text:p>
          </table:table-cell>
          <table:table-cell table:style-name="ce10" table:formula="oooc:=[.E$3]/[.E13]" office:value-type="float" office:value="3.4252067743206">
            <text:p>3,425</text:p>
          </table:table-cell>
          <table:table-cell table:style-name="ce14" table:formula="oooc:=[.F13]/[.$A13]" office:value-type="float" office:value="0.311382434029145">
            <text:p>0,311</text:p>
          </table:table-cell>
          <table:table-cell table:number-columns-repeated="249"/>
        </table:table-row>
        <table:table-row table:style-name="ro1">
          <table:table-cell table:style-name="ce3" table:formula="oooc:=[.A13]+1" office:value-type="float" office:value="12">
            <text:p>12</text:p>
          </table:table-cell>
          <table:table-cell table:style-name="ce8" office:value-type="float" office:value="0.662">
            <text:p>0,662</text:p>
          </table:table-cell>
          <table:table-cell table:style-name="ce10" table:formula="oooc:=[.B$3]/[.B14]" office:value-type="float" office:value="953.018126888217">
            <text:p>953,018</text:p>
          </table:table-cell>
          <table:table-cell table:style-name="ce10" table:formula="oooc:=[.C14]/[.$A14]" office:value-type="float" office:value="79.4181772406848">
            <text:p>79,418</text:p>
          </table:table-cell>
          <table:table-cell table:style-name="ce10" office:value-type="float" office:value="12.728">
            <text:p>12,728</text:p>
          </table:table-cell>
          <table:table-cell table:style-name="ce10" table:formula="oooc:=[.E$3]/[.E14]" office:value-type="float" office:value="3.41632620993086">
            <text:p>3,416</text:p>
          </table:table-cell>
          <table:table-cell table:style-name="ce14" table:formula="oooc:=[.F14]/[.$A14]" office:value-type="float" office:value="0.284693850827572">
            <text:p>0,285</text:p>
          </table:table-cell>
          <table:table-cell table:number-columns-repeated="249"/>
        </table:table-row>
        <table:table-row table:style-name="ro1">
          <table:table-cell table:style-name="ce3" table:formula="oooc:=[.A14]+1" office:value-type="float" office:value="13">
            <text:p>13</text:p>
          </table:table-cell>
          <table:table-cell table:style-name="ce8" office:value-type="float" office:value="0.661">
            <text:p>0,661</text:p>
          </table:table-cell>
          <table:table-cell table:style-name="ce10" table:formula="oooc:=[.B$3]/[.B15]" office:value-type="float" office:value="954.459909228442">
            <text:p>954,460</text:p>
          </table:table-cell>
          <table:table-cell table:style-name="ce10" table:formula="oooc:=[.C15]/[.$A15]" office:value-type="float" office:value="73.4199930175725">
            <text:p>73,420</text:p>
          </table:table-cell>
          <table:table-cell table:style-name="ce10" office:value-type="float" office:value="12.672">
            <text:p>12,672</text:p>
          </table:table-cell>
          <table:table-cell table:style-name="ce10" table:formula="oooc:=[.E$3]/[.E15]" office:value-type="float" office:value="3.43142361111111">
            <text:p>3,431</text:p>
          </table:table-cell>
          <table:table-cell table:style-name="ce14" table:formula="oooc:=[.F15]/[.$A15]" office:value-type="float" office:value="0.263955662393162">
            <text:p>0,264</text:p>
          </table:table-cell>
          <table:table-cell table:number-columns-repeated="249"/>
        </table:table-row>
        <table:table-row table:style-name="ro1">
          <table:table-cell table:style-name="ce3" table:formula="oooc:=[.A15]+1" office:value-type="float" office:value="14">
            <text:p>14</text:p>
          </table:table-cell>
          <table:table-cell table:style-name="ce8" office:value-type="float" office:value="0.661">
            <text:p>0,661</text:p>
          </table:table-cell>
          <table:table-cell table:style-name="ce10" table:formula="oooc:=[.B$3]/[.B16]" office:value-type="float" office:value="954.459909228442">
            <text:p>954,460</text:p>
          </table:table-cell>
          <table:table-cell table:style-name="ce10" table:formula="oooc:=[.C16]/[.$A16]" office:value-type="float" office:value="68.1757078020316">
            <text:p>68,176</text:p>
          </table:table-cell>
          <table:table-cell table:style-name="ce10" office:value-type="float" office:value="5.664">
            <text:p>5,664</text:p>
          </table:table-cell>
          <table:table-cell table:style-name="ce10" table:formula="oooc:=[.E$3]/[.E16]" office:value-type="float" office:value="7.67708333333333">
            <text:p>7,677</text:p>
          </table:table-cell>
          <table:table-cell table:style-name="ce14" table:formula="oooc:=[.F16]/[.$A16]" office:value-type="float" office:value="0.548363095238095">
            <text:p>0,548</text:p>
          </table:table-cell>
          <table:table-cell table:number-columns-repeated="249"/>
        </table:table-row>
        <table:table-row table:style-name="ro1">
          <table:table-cell table:style-name="ce3" table:formula="oooc:=[.A16]+1" office:value-type="float" office:value="15">
            <text:p>15</text:p>
          </table:table-cell>
          <table:table-cell table:style-name="ce8" office:value-type="float" office:value="0.662">
            <text:p>0,662</text:p>
          </table:table-cell>
          <table:table-cell table:style-name="ce10" table:formula="oooc:=[.B$3]/[.B17]" office:value-type="float" office:value="953.018126888217">
            <text:p>953,018</text:p>
          </table:table-cell>
          <table:table-cell table:style-name="ce10" table:formula="oooc:=[.C17]/[.$A17]" office:value-type="float" office:value="63.5345417925478">
            <text:p>63,535</text:p>
          </table:table-cell>
          <table:table-cell table:style-name="ce10" office:value-type="float" office:value="9.556">
            <text:p>9,556</text:p>
          </table:table-cell>
          <table:table-cell table:style-name="ce10" table:formula="oooc:=[.E$3]/[.E17]" office:value-type="float" office:value="4.55033486814567">
            <text:p>4,550</text:p>
          </table:table-cell>
          <table:table-cell table:style-name="ce14" table:formula="oooc:=[.F17]/[.$A17]" office:value-type="float" office:value="0.303355657876378">
            <text:p>0,303</text:p>
          </table:table-cell>
          <table:table-cell table:number-columns-repeated="249"/>
        </table:table-row>
        <table:table-row table:style-name="ro1">
          <table:table-cell table:style-name="ce4" table:formula="oooc:=[.A17]+1" office:value-type="float" office:value="16">
            <text:p>16</text:p>
          </table:table-cell>
          <table:table-cell table:style-name="ce9" office:value-type="float" office:value="0.657">
            <text:p>0,657</text:p>
          </table:table-cell>
          <table:table-cell table:style-name="ce11" table:formula="oooc:=[.B$3]/[.B18]" office:value-type="float" office:value="960.270928462709">
            <text:p>960,271</text:p>
          </table:table-cell>
          <table:table-cell table:style-name="ce11" table:formula="oooc:=[.C18]/[.$A18]" office:value-type="float" office:value="60.0169330289193">
            <text:p>60,017</text:p>
          </table:table-cell>
          <table:table-cell table:style-name="ce11" office:value-type="float" office:value="5.654">
            <text:p>5,654</text:p>
          </table:table-cell>
          <table:table-cell table:style-name="ce11" table:formula="oooc:=[.E$3]/[.E18]" office:value-type="float" office:value="7.69066147859922">
            <text:p>7,691</text:p>
          </table:table-cell>
          <table:table-cell table:style-name="ce15" table:formula="oooc:=[.F18]/[.$A18]" office:value-type="float" office:value="0.480666342412451">
            <text:p>0,481</text:p>
          </table:table-cell>
          <table:table-cell table:number-columns-repeated="249"/>
        </table:table-row>
        <table:table-row table:style-name="ro1" table:number-rows-repeated="6551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Diagrammes" table:style-name="ta1" table:print="false">
        <office:forms form:automatic-focus="false" form:apply-design-mode="false"/>
        <table:shapes>
          <draw:frame draw:z-index="0" svg:width="8cm" svg:height="5cm" svg:x="0.1cm" svg:y="0.101cm">
            <draw:object draw:notify-on-update-of-ranges="Données.A2:Données.B18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svg:width="8cm" svg:height="5cm" svg:x="0.1cm" svg:y="5.902cm">
            <draw:object draw:notify-on-update-of-ranges="Données.A2:Données.A18 Données.C2:Données.C18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svg:width="8cm" svg:height="5cm" svg:x="0.1cm" svg:y="11.702cm">
            <draw:object draw:notify-on-update-of-ranges="Données.A2:Données.A18 Données.D2:Données.D18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svg:width="8cm" svg:height="5cm" svg:x="8.8cm" svg:y="0.101cm">
            <draw:object draw:notify-on-update-of-ranges="Données.A2:Données.A18 Données.E2:Données.E18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svg:width="8cm" svg:height="5cm" svg:x="8.8cm" svg:y="5.901cm">
            <draw:object draw:notify-on-update-of-ranges="Données.A2:Données.A18 Données.F2:Données.F18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svg:width="8cm" svg:height="5cm" svg:x="8.8cm" svg:y="11.701cm">
            <draw:object draw:notify-on-update-of-ranges="Données.A2:Données.A18 Données.G2:Données.G18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2" table:number-columns-repeated="256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 style:font-family-generic="swiss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Tahoma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number:number-style style:name="N107">
      <number:number number:decimal-places="3" number:min-integer-digits="1"/>
    </number:number-style>
    <number:number-style style:name="N108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fo:page-width="17cm" fo:page-height="17cm" fo:margin-top="0cm" fo:margin-bottom="0cm" fo:margin-left="0cm" fo:margin-right="0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5-03">03/05/2006</text:date>, <text:time>04:31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$Build-9011</meta:generator>
    <meta:initial-creator>Benjamin Gaillard</meta:initial-creator>
    <meta:creation-date>2006-05-03T03:31:11</meta:creation-date>
    <dc:creator>Benjamin Gaillard</dc:creator>
    <dc:date>2006-05-03T04:31:52</dc:date>
    <meta:printed-by>Benjamin Gaillard</meta:printed-by>
    <meta:print-date>2006-05-03T04:02:05</meta:print-date>
    <dc:language>fr-FR</dc:language>
    <meta:editing-cycles>11</meta:editing-cycles>
    <meta:editing-duration>PT1H0M41S</meta:editing-duration>
    <meta:user-defined meta:name="Info 1"/>
    <meta:user-defined meta:name="Info 2"/>
    <meta:user-defined meta:name="Info 3"/>
    <meta:user-defined meta:name="Info 4"/>
    <meta:document-statistic meta:table-count="2" meta:cell-count="121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 draw:marker-start-width="0.08cm" draw:marker-end-width="0.08cm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13.6000003814697pt" style:font-family-asian="Tahoma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9.39999961853027pt" style:font-family-asian="Tahoma" style:font-pitch-asian="variable" style:font-size-asian="9.39999961853027pt" style:font-family-complex="Tahoma" style:font-pitch-complex="variable" style:font-size-complex="9.3999996185302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0000" draw:fill-color="#ff6f00"/>
      <style:text-properties fo:font-family="Arial" style:font-family-generic="swiss" style:font-pitch="variable" fo:font-size="4.09999990463257pt" style:font-family-asian="Tahoma" style:font-pitch-asian="variable" style:font-size-asian="4.09999990463257pt" style:font-family-complex="Tahoma" style:font-pitch-complex="variable" style:font-size-complex="4.0999999046325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1cm" svg:height="5.001cm" chart:class="chart:line" chart:style-name="ch1">
        <chart:title svg:x="2.521cm" svg:y="0.1cm" chart:style-name="ch2">
          <text:p>Cas 1 : temps</text:p>
        </chart:title>
        <chart:plot-area chart:style-name="ch3" table:cell-range-address="Données.$A$2:.$B$18" chart:data-source-has-labels="both" chart:table-number-list="0" svg:x="0.16cm" svg:y="0.834cm" svg:width="7.681cm" svg:height="4.067cm">
          <chart:axis chart:dimension="x" chart:name="primary-x" chart:style-name="ch4">
            <chart:title svg:x="2.835cm" svg:y="4.511cm" chart:style-name="ch5">
              <text:p>Nombre de processeurs</text:p>
            </chart:title>
            <chart:categories table:cell-range-address="local-table.A2:.A17"/>
          </chart:axis>
          <chart:axis chart:dimension="y" chart:name="primary-y" chart:style-name="ch6">
            <chart:title svg:x="0.16cm" svg:y="3.056cm" chart:style-name="ch5">
              <text:p>Temps (s)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30.898">
                <text:p>630.898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6.728">
                <text:p>176.7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7.91">
                <text:p>177.9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76.69">
                <text:p>176.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77.984">
                <text:p>177.9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78.1">
                <text:p>178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785">
                <text:p>9.7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9.911">
                <text:p>29.91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66">
                <text:p>0.6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.779">
                <text:p>9.7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661">
                <text:p>0.66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662">
                <text:p>0.66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657">
                <text:p>0.657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 draw:marker-start-width="0.08cm" draw:marker-end-width="0.08cm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13.6000003814697pt" style:font-family-asian="Tahoma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9.39999961853027pt" style:font-family-asian="Tahoma" style:font-pitch-asian="variable" style:font-size-asian="9.39999961853027pt" style:font-family-complex="Tahoma" style:font-pitch-complex="variable" style:font-size-complex="9.3999996185302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0000" draw:fill-color="#ff6f00"/>
      <style:text-properties fo:font-family="Arial" style:font-family-generic="swiss" style:font-pitch="variable" fo:font-size="4.09999990463257pt" style:font-family-asian="Tahoma" style:font-pitch-asian="variable" style:font-size-asian="4.09999990463257pt" style:font-family-complex="Tahoma" style:font-pitch-complex="variable" style:font-size-complex="4.0999999046325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1cm" svg:height="5.001cm" chart:class="chart:line" chart:style-name="ch1">
        <chart:title svg:x="1.882cm" svg:y="0.1cm" chart:style-name="ch2">
          <text:p>Cas 1 : accélération</text:p>
        </chart:title>
        <chart:plot-area chart:style-name="ch3" table:cell-range-address="Données.$A$2:.$A$18 Données.$C$2:.$C$18" chart:data-source-has-labels="both" chart:table-number-list="0 0" svg:x="0.16cm" svg:y="0.834cm" svg:width="7.681cm" svg:height="4.067cm">
          <chart:axis chart:dimension="x" chart:name="primary-x" chart:style-name="ch4">
            <chart:title svg:x="2.841cm" svg:y="4.5cm" chart:style-name="ch5">
              <text:p>Nombre de processeurs</text:p>
            </chart:title>
            <chart:categories table:cell-range-address="local-table.A2:.A17"/>
          </chart:axis>
          <chart:axis chart:dimension="y" chart:name="primary-y" chart:style-name="ch6">
            <chart:title svg:x="0.16cm" svg:y="3.219cm" chart:style-name="ch5">
              <text:p>Accélération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élér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56988139966502">
                <text:p>3.569881399665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54616379068068">
                <text:p>3.54616379068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57064915954497">
                <text:p>3.570649159544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54468941028407">
                <text:p>3.544689410284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54238068500842">
                <text:p>3.54238068500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4.4760347470618">
                <text:p>64.476034747061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1.0925077730601">
                <text:p>21.09250777306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55.906060606061">
                <text:p>955.9060606060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4.5155946415789">
                <text:p>64.515594641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54.459909228442">
                <text:p>954.4599092284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953.018126888217">
                <text:p>953.0181268882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54.459909228442">
                <text:p>954.4599092284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54.459909228442">
                <text:p>954.45990922844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3.018126888217">
                <text:p>953.0181268882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60.270928462709">
                <text:p>960.270928462709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 draw:marker-start-width="0.08cm" draw:marker-end-width="0.08cm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13.6000003814697pt" style:font-family-asian="Tahoma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9.39999961853027pt" style:font-family-asian="Tahoma" style:font-pitch-asian="variable" style:font-size-asian="9.39999961853027pt" style:font-family-complex="Tahoma" style:font-pitch-complex="variable" style:font-size-complex="9.3999996185302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0000" draw:fill-color="#ff6f00"/>
      <style:text-properties fo:font-family="Arial" style:font-family-generic="swiss" style:font-pitch="variable" fo:font-size="4.09999990463257pt" style:font-family-asian="Tahoma" style:font-pitch-asian="variable" style:font-size-asian="4.09999990463257pt" style:font-family-complex="Tahoma" style:font-pitch-complex="variable" style:font-size-complex="4.0999999046325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1cm" svg:height="5.001cm" chart:class="chart:line" chart:style-name="ch1">
        <chart:title svg:x="2.22cm" svg:y="0.097cm" chart:style-name="ch2">
          <text:p>Cas 1 : efficacité</text:p>
        </chart:title>
        <chart:plot-area chart:style-name="ch3" table:cell-range-address="Données.$A$2:.$A$18 Données.$D$2:.$D$18" chart:data-source-has-labels="both" chart:table-number-list="0 0" svg:x="0.16cm" svg:y="0.834cm" svg:width="7.681cm" svg:height="4.067cm">
          <chart:axis chart:dimension="x" chart:name="primary-x" chart:style-name="ch4">
            <chart:title svg:x="2.838cm" svg:y="4.5cm" chart:style-name="ch5">
              <text:p>Nombre de processeurs</text:p>
            </chart:title>
            <chart:categories table:cell-range-address="local-table.A2:.A17"/>
          </chart:axis>
          <chart:axis chart:dimension="y" chart:name="primary-y" chart:style-name="ch6">
            <chart:title svg:x="0.16cm" svg:y="2.984cm" chart:style-name="ch5">
              <text:p>Efficacité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acité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8494069983251">
                <text:p>1.7849406998325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8205459689356">
                <text:p>1.182054596893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92662289886241">
                <text:p>0.89266228988624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708937882056814">
                <text:p>0.70893788205681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90396780834737">
                <text:p>0.59039678083473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.21086210672312">
                <text:p>9.21086210672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63656347163251">
                <text:p>2.636563471632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.211784511785">
                <text:p>106.2117845117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.45155946415789">
                <text:p>6.4515594641578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6.7690826571311">
                <text:p>86.76908265713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9.4181772406848">
                <text:p>79.41817724068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3.4199930175725">
                <text:p>73.419993017572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8.1757078020316">
                <text:p>68.175707802031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3.5345417925478">
                <text:p>63.53454179254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60.0169330289193">
                <text:p>60.0169330289193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 draw:marker-start-width="0.08cm" draw:marker-end-width="0.08cm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13.6000003814697pt" style:font-family-asian="Tahoma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9.39999961853027pt" style:font-family-asian="Tahoma" style:font-pitch-asian="variable" style:font-size-asian="9.39999961853027pt" style:font-family-complex="Tahoma" style:font-pitch-complex="variable" style:font-size-complex="9.3999996185302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0000" draw:fill-color="#ff6f00"/>
      <style:text-properties fo:font-family="Arial" style:font-family-generic="swiss" style:font-pitch="variable" fo:font-size="4.09999990463257pt" style:font-family-asian="Tahoma" style:font-pitch-asian="variable" style:font-size-asian="4.09999990463257pt" style:font-family-complex="Tahoma" style:font-pitch-complex="variable" style:font-size-complex="4.0999999046325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1cm" svg:height="5.001cm" chart:class="chart:line" chart:style-name="ch1">
        <chart:title svg:x="2.521cm" svg:y="0.1cm" chart:style-name="ch2">
          <text:p>Cas 2 : temps</text:p>
        </chart:title>
        <chart:plot-area chart:style-name="ch3" table:cell-range-address="Données.$A$2:.$A$18 Données.$E$2:.$E$18" chart:data-source-has-labels="both" chart:table-number-list="0 0" svg:x="0.16cm" svg:y="0.834cm" svg:width="7.681cm" svg:height="4.067cm">
          <chart:axis chart:dimension="x" chart:name="primary-x" chart:style-name="ch4">
            <chart:title svg:x="2.841cm" svg:y="4.502cm" chart:style-name="ch5">
              <text:p>Nombre de processeurs</text:p>
            </chart:title>
            <chart:categories table:cell-range-address="local-table.A2:.A17"/>
          </chart:axis>
          <chart:axis chart:dimension="y" chart:name="primary-y" chart:style-name="ch6">
            <chart:title svg:x="0.16cm" svg:y="3.056cm" chart:style-name="ch5">
              <text:p>Temps (s)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3.483">
                <text:p>43.4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597">
                <text:p>12.59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.632">
                <text:p>12.6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.6">
                <text:p>12.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.697">
                <text:p>12.69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2.694">
                <text:p>12.6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2.737">
                <text:p>12.73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.607">
                <text:p>12.60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2.698">
                <text:p>12.6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2.757">
                <text:p>12.75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2.695">
                <text:p>12.6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.728">
                <text:p>12.72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672">
                <text:p>12.67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664">
                <text:p>5.66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.556">
                <text:p>9.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.654">
                <text:p>5.654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 draw:marker-start-width="0.08cm" draw:marker-end-width="0.08cm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13.6000003814697pt" style:font-family-asian="Tahoma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9.39999961853027pt" style:font-family-asian="Tahoma" style:font-pitch-asian="variable" style:font-size-asian="9.39999961853027pt" style:font-family-complex="Tahoma" style:font-pitch-complex="variable" style:font-size-complex="9.3999996185302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0000" draw:fill-color="#ff6f00"/>
      <style:text-properties fo:font-family="Arial" style:font-family-generic="swiss" style:font-pitch="variable" fo:font-size="4.09999990463257pt" style:font-family-asian="Tahoma" style:font-pitch-asian="variable" style:font-size-asian="4.09999990463257pt" style:font-family-complex="Tahoma" style:font-pitch-complex="variable" style:font-size-complex="4.0999999046325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1cm" svg:height="5.001cm" chart:class="chart:line" chart:style-name="ch1">
        <chart:title svg:x="1.882cm" svg:y="0.1cm" chart:style-name="ch2">
          <text:p>Cas 2 : accélération</text:p>
        </chart:title>
        <chart:plot-area chart:style-name="ch3" table:cell-range-address="Données.$A$2:.$A$18 Données.$F$2:.$F$18" chart:data-source-has-labels="both" chart:table-number-list="0 0" svg:x="0.16cm" svg:y="0.834cm" svg:width="7.681cm" svg:height="4.067cm">
          <chart:axis chart:dimension="x" chart:name="primary-x" chart:style-name="ch4">
            <chart:title svg:x="2.838cm" svg:y="4.486cm" chart:style-name="ch5">
              <text:p>Nombre de processeurs</text:p>
            </chart:title>
            <chart:categories table:cell-range-address="local-table.A2:.A17"/>
          </chart:axis>
          <chart:axis chart:dimension="y" chart:name="primary-y" chart:style-name="ch6">
            <chart:title svg:x="0.16cm" svg:y="3.219cm" chart:style-name="ch5">
              <text:p>Accélération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ccélération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.4518536159403">
                <text:p>3.45185361594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44228942368588">
                <text:p>3.44228942368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45103174603175">
                <text:p>3.451031746031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42466724423092">
                <text:p>3.424667244230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42547660311958">
                <text:p>3.425476603119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41391222422862">
                <text:p>3.413912224228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44911557071468">
                <text:p>3.4491155707146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42439754292014">
                <text:p>3.424397542920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0856000627107">
                <text:p>3.40856000627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252067743206">
                <text:p>3.425206774320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41632620993086">
                <text:p>3.4163262099308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43142361111111">
                <text:p>3.431423611111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7.67708333333333">
                <text:p>7.67708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.55033486814567">
                <text:p>4.5503348681456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.69066147859922">
                <text:p>7.69066147859922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5cm" draw:marker-start-width="0.08cm" draw:marker-end-width="0.08cm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13.6000003814697pt" style:font-family-asian="Tahoma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column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4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5" style:family="chart">
      <style:chart-properties style:direction="ltr"/>
      <style:graphic-properties draw:stroke="none" draw:fill="none" draw:fill-color="#ffffff"/>
      <style:text-properties fo:font-family="Helvetica" style:font-style-name="Normal" style:font-family-generic="swiss" style:font-pitch="variable" fo:font-size="9.39999961853027pt" style:font-family-asian="Tahoma" style:font-pitch-asian="variable" style:font-size-asian="9.39999961853027pt" style:font-family-complex="Tahoma" style:font-pitch-complex="variable" style:font-size-complex="9.39999961853027pt"/>
    </style:style>
    <style:style style:name="ch6" style:family="chart" style:data-style-name="N0">
      <style:chart-properties chart:display-label="true" chart:tick-marks-major-inner="false" chart:tick-marks-major-outer="true" chart:tick-marks-minor-inner="false" chart:tick-marks-minor-outer="false" chart:logarithmic="false" chart:origin="0" chart:gap-width="100" chart:overlap="0" chart:text-overlap="false" text:line-break="false" chart:label-arrangement="side-by-side" chart:link-data-style-to-source="false" chart:visible="true" style:direction="ltr"/>
      <style:graphic-properties draw:stroke="solid" svg:stroke-width="0cm" svg:stroke-color="#000000"/>
      <style:text-properties fo:font-family="Helvetica" style:font-style-name="Normal" style:font-family-generic="swiss" style:font-pitch="variable" fo:font-size="7.30000019073486pt" style:font-family-asian="Tahoma" style:font-pitch-asian="variable" style:font-size-asian="7.30000019073486pt" style:font-family-complex="Tahoma" style:font-pitch-complex="variable" style:font-size-complex="7.30000019073486pt"/>
    </style:style>
    <style:style style:name="ch7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000000" draw:fill-color="#ff6f00"/>
      <style:text-properties fo:font-family="Arial" style:font-family-generic="swiss" style:font-pitch="variable" fo:font-size="4.09999990463257pt" style:font-family-asian="Tahoma" style:font-pitch-asian="variable" style:font-size-asian="4.09999990463257pt" style:font-family-complex="Tahoma" style:font-pitch-complex="variable" style:font-size-complex="4.09999990463257pt"/>
    </style:style>
    <style:style style:name="ch8" style:family="chart">
      <style:graphic-properties draw:stroke="none" draw:fill="solid" draw:fill-color="#d9d9d9"/>
    </style:style>
    <style:style style:name="ch9" style:family="chart">
      <style:graphic-properties draw:stroke="none" draw:fill-color="#999999"/>
    </style:style>
  </office:automatic-styles>
  <office:body>
    <office:chart>
      <chart:chart svg:width="8.001cm" svg:height="5.001cm" chart:class="chart:line" chart:style-name="ch1">
        <chart:title svg:x="2.224cm" svg:y="0.098cm" chart:style-name="ch2">
          <text:p>Cas 2 : efficacité</text:p>
        </chart:title>
        <chart:plot-area chart:style-name="ch3" table:cell-range-address="Données.$A$2:.$A$18 Données.$G$2:.$G$18" chart:data-source-has-labels="both" chart:table-number-list="0 0" svg:x="0.16cm" svg:y="0.834cm" svg:width="7.681cm" svg:height="4.067cm">
          <chart:axis chart:dimension="x" chart:name="primary-x" chart:style-name="ch4">
            <chart:title svg:x="2.841cm" svg:y="4.49cm" chart:style-name="ch5">
              <text:p>Nombre de processeurs</text:p>
            </chart:title>
            <chart:categories table:cell-range-address="local-table.A2:.A17"/>
          </chart:axis>
          <chart:axis chart:dimension="y" chart:name="primary-y" chart:style-name="ch6">
            <chart:title svg:x="0.16cm" svg:y="2.984cm" chart:style-name="ch5">
              <text:p>Efficacité</text:p>
            </chart:title>
            <chart:grid chart:class="major"/>
          </chart:axis>
          <chart:series chart:style-name="ch7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ficacité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72592680797015">
                <text:p>1.725926807970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14742980789529">
                <text:p>1.1474298078952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862757936507936">
                <text:p>0.86275793650793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84933448846184">
                <text:p>0.6849334488461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70912767186597">
                <text:p>0.57091276718659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487701746318375">
                <text:p>0.48770174631837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431139446339335">
                <text:p>0.4311394463393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380488615880016">
                <text:p>0.38048861588001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340856000627107">
                <text:p>0.3408560006271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311382434029145">
                <text:p>0.31138243402914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84693850827572">
                <text:p>0.2846938508275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63955662393162">
                <text:p>0.2639556623931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548363095238095">
                <text:p>0.5483630952380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303355657876378">
                <text:p>0.30335565787637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80666342412451">
                <text:p>0.480666342412451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